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1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1,C14,C67,C68,C69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,C22,C24,C25,C5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5,C42,C43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069-1-ND</text:p>
          </table:table-cell>
          <table:table-cell office:value-type="string" calcext:value-type="string">
            <text:p>187-CL10C100CB8NNN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C318677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,C52,C53,C70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40,C41,C54,C55,C58,C60,C73,C75,C77</text:p>
          </table:table-cell>
          <table:table-cell office:value-type="string" calcext:value-type="string">
            <text:p>4u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D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10,C12,C13,C16,C17,C19,C20,C26,C27,C29,C30,C31,C32,C33,C34,C35,C36,C37,C38,C39,C47,C48,C49,C56,C57,C59,C61,C62,C63,C64,C65,C66,C71,C72,C74,C76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5,C18,C21,C28,C44,C45,C46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3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X52LM04A11XV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52LM04A11XVW-ND</text:p>
          </table:table-cell>
          <table:table-cell office:value-type="string" calcext:value-type="string">
            <text:p>95-52LM04A11XVW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R1,R2,R6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3,R7,R8,R9,R10,R12,R13,R14,R20,R23,R24</text:p>
          </table:table-cell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4,R5</text:p>
          </table:table-cell>
          <table:table-cell table:style-name="ce6" office:value-type="string" calcext:value-type="string">
            <text:p>0R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311-0.0LRCT-ND</text:p>
          </table:table-cell>
          <table:table-cell table:style-name="ce6" office:value-type="string" calcext:value-type="string">
            <text:p>603-RC0402FR-070RL</text:p>
          </table:table-cell>
          <table:table-cell table:style-name="ce6" office:value-type="string" calcext:value-type="string">
            <text:p>RC0402FR-070RL</text:p>
          </table:table-cell>
          <table:table-cell table:style-name="ce6" office:value-type="string" calcext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12K1LCT-ND</text:p>
          </table:table-cell>
          <table:table-cell office:value-type="string" calcext:value-type="string">
            <text:p>603-RC0402FR-1012K1L</text:p>
          </table:table-cell>
          <table:table-cell office:value-type="string" calcext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5,R16,R17,R18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4K7LCT-ND</text:p>
          </table:table-cell>
          <table:table-cell office:value-type="string" calcext:value-type="string">
            <text:p>603-RC0402FR-104K7L</text:p>
          </table:table-cell>
          <table:table-cell office:value-type="string" calcext:value-type="string">
            <text:p>SMD0402-4K7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oM1 (connectors)</text:p>
          </table:table-cell>
          <table:table-cell office:value-type="string" calcext:value-type="string">
            <text:p>2x DF40HC(3.0)-100DS-0.4V(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-DF40HC(3.0)-100DS-0.4V(51)CT-ND</text:p>
          </table:table-cell>
          <table:table-cell office:value-type="string" calcext:value-type="string">
            <text:p>798-DF40HC30100DS4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4" table:number-rows-repeated="1048540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18:28:43.895670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3T18:29:08.173186499</dc:date>
    <dc:creator>Denis Kotlar</dc:creator>
    <meta:editing-duration>P1DT15H42M46S</meta:editing-duration>
    <meta:editing-cycles>52</meta:editing-cycles>
    <meta:generator>LibreOffice/25.2.2.2$Linux_X86_64 LibreOffice_project/7370d4be9e3cf6031a51beef54ff3bda878e3fac</meta:generator>
    <meta:document-statistic meta:table-count="1" meta:cell-count="273" meta:object-count="0"/>
  </office:meta>
</office:document-meta>
</file>